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XMLAuthenticatorAction.propagateParameters( Configuration conf , ResourceSet resultSet , Session sess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bXMLAuthenticatorAction.act( Redirector redirector , SourceResolver resolver , Map objectModel , String src , Parameters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bXMLAuthenticatorAction.CreateConnection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bXMLAuthenticatorAction.getAuthQuery( Configuration conf , Request req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bXMLAuthenticatorAction.Authenticate( Configuration conf , Request re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